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/>
    </style:style>
    <style:style style:name="P2" style:family="paragraph" style:parent-style-name="Standard">
      <style:text-properties style:font-name="Linux Libertine O" officeooo:rsid="001fd2e8" officeooo:paragraph-rsid="001fd2e8"/>
    </style:style>
    <style:style style:name="P3" style:family="paragraph" style:parent-style-name="Standard">
      <style:text-properties style:font-name="Linux Libertine O" officeooo:rsid="002a69a8" officeooo:paragraph-rsid="0029564d"/>
    </style:style>
    <style:style style:name="P4" style:family="paragraph" style:parent-style-name="Standard">
      <style:text-properties style:font-name="Linux Libertine O" officeooo:rsid="002e589e" officeooo:paragraph-rsid="002e589e"/>
    </style:style>
    <style:style style:name="P5" style:family="paragraph" style:parent-style-name="Standard">
      <style:text-properties style:font-name="Linux Libertine O" officeooo:rsid="0029564d" officeooo:paragraph-rsid="001fd2e8"/>
    </style:style>
    <style:style style:name="P6" style:family="paragraph" style:parent-style-name="Standard">
      <style:text-properties officeooo:rsid="0030dbcb" officeooo:paragraph-rsid="0030dbcb"/>
    </style:style>
    <style:style style:name="P7" style:family="paragraph" style:parent-style-name="Standard">
      <style:text-properties style:font-name="Linux Libertine O" officeooo:rsid="002e589e" officeooo:paragraph-rsid="002e589e"/>
    </style:style>
    <style:style style:name="P8" style:family="paragraph" style:parent-style-name="Standard">
      <style:text-properties style:font-name="Linux Libertine O" officeooo:rsid="002e589e" officeooo:paragraph-rsid="0030dbcb"/>
    </style:style>
    <style:style style:name="P9" style:family="paragraph" style:parent-style-name="Standard">
      <style:text-properties style:font-name="Linux Libertine O" officeooo:rsid="0010b8ec" officeooo:paragraph-rsid="002e589e"/>
    </style:style>
    <style:style style:name="P10" style:family="paragraph" style:parent-style-name="Standard">
      <style:text-properties style:font-name="Linux Libertine O" officeooo:rsid="00317015" officeooo:paragraph-rsid="00317015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0dbcb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2e589e"/>
    </style:style>
    <style:style style:name="T6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2e589e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30dbcb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0dbcb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30dbcb"/>
    </style:style>
    <style:style style:name="T11" style:family="text">
      <style:text-properties officeooo:rsid="00317015"/>
    </style:style>
    <style:style style:name="T12" style:family="text">
      <style:text-properties officeooo:rsid="002e589e"/>
    </style:style>
    <style:style style:name="T13" style:family="text">
      <style:text-properties officeooo:rsid="003398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Scones</text:span><text:span text:style-name="T6"> (</text:span><text:span text:style-name="T8">4</text:span><text:span text:style-name="T6"> portions; </text:span><text:span text:style-name="T7">3</text:span><text:span text:style-name="T8">0</text:span><text:span text:style-name="T7"> min</text:span><text:span text:style-name="T6">)</text:span></text:h>
      <text:p text:style-name="P6"><text:span text:style-name="T4">Can be easily doubled. If halving for a mini snack, it’s easiest to make the original amount of wet ingredients and just use half.</text:span></text:p>
      <text:p text:style-name="P1"/>
      <text:p text:style-name="Heading"><text:span text:style-name="T1">For the </text:span><text:span text:style-name="T3">preparation</text:span></text:p>
      <text:p text:style-name="P4">200g self-raising flour</text:p>
      <text:p text:style-name="P4">1 level tsp baking powder</text:p>
      <text:p text:style-name="P4">2 pinches of salt</text:p>
      <text:p text:style-name="P4"/>
      <text:p text:style-name="P4">2 tsp caster sugar <text:span text:style-name="T10">(3 tbsp if you like a sweet scone)</text:span></text:p>
      <text:p text:style-name="P4">40g sultanas + 2 flat tsp cinnamon (optional)</text:p>
      <text:p text:style-name="P4"/>
      <text:p text:style-name="P4">50g butter</text:p>
      <text:p text:style-name="P4"/>
      <text:p text:style-name="P8">1 medium egg</text:p>
      <text:p text:style-name="P4"><text:span text:style-name="T10">about 50ml</text:span> milk: <text:span text:style-name="T10">the</text:span> egg+milk <text:span text:style-name="T10">should make 100ml total</text:span></text:p>
      <text:p text:style-name="P4">1/2 tsp vanilla extract</text:p>
      <text:p text:style-name="P4">1/2 tsp lemon juice</text:p>
      <text:p text:style-name="P4"/>
      <text:p text:style-name="P4"/>
      <text:p text:style-name="P4"><text:span text:style-name="T10">W</text:span>arm the milk slightly in the microwave (<text:span text:style-name="T10">about </text:span>10 sec) <text:span text:style-name="T10">and </text:span>add <text:span text:style-name="T10">the </text:span>vanilla extract &amp; lemon.</text:p>
      <text:p text:style-name="P4"/>
      <text:p text:style-name="P4"><text:span text:style-name="T10">Mix together the </text:span>flour, baking powder, <text:span text:style-name="T10">and </text:span>salt. <text:span text:style-name="T10">Rub </text:span>in the butter, <text:span text:style-name="T10">then </text:span>stir in the sugar, and sultanas <text:span text:style-name="T10">&amp; cinnamon if using.</text:span></text:p>
      <text:p text:style-name="P4"/>
      <text:p text:style-name="P8"><text:span text:style-name="T10">W</text:span>hisk <text:span text:style-name="T10">the</text:span> egg into <text:span text:style-name="T10">the</text:span> milk <text:span text:style-name="T10">mixture and check if it comes to </text:span><text:span text:style-name="T13">10</text:span><text:span text:style-name="T10">0ml. If it’s over, tip some into a separate dish. If it’s not enough, top up with milk.</text:span></text:p>
      <text:p text:style-name="P4"/>
      <text:p text:style-name="P8"><text:span text:style-name="T10">G</text:span>rease <text:span text:style-name="T10">a </text:span>baking tray. <text:span text:style-name="T10">Turn a</text:span> fan oven to 220<text:span text:style-name="T10">C and pop the</text:span> tray <text:span text:style-name="T10">in to heat</text:span>.</text:p>
      <text:p text:style-name="P4"/>
      <text:p text:style-name="P9"/>
      <text:p text:style-name="Heading"><text:span text:style-name="T1">For the </text:span><text:span text:style-name="T2">assembly</text:span></text:p>
      <text:p text:style-name="P4">20-25g flour for dusting</text:p>
      <text:p text:style-name="P2"/>
      <text:p text:style-name="P5"/>
      <text:p text:style-name="P4"><text:span text:style-name="T10">M</text:span>ake a well in the dry mix, and pour in <text:span text:style-name="T10">the egg &amp; milk mixture</text:span>. <text:span text:style-name="T10">S</text:span>tir in with a fork to make a wet dough.</text:p>
      <text:p text:style-name="P4"/>
      <text:p text:style-name="P4"><text:span text:style-name="T10">F</text:span>lour <text:span text:style-name="T10">the</text:span> worktop and <text:span text:style-name="T10">your</text:span> hands, tip the dough out and gently knead/fold and flatten for a few seconds until it holds together better.</text:p>
      <text:p text:style-name="P4"><text:span text:style-name="T10">S</text:span>hape <text:span text:style-name="T10">it</text:span> into a flat-topped lump about 3cm thick and cut into scones with a sharp-edged cutter or knife. <text:span text:style-name="T10">R</text:span>eshape <text:span text:style-name="T10">the</text:span> scraps into another lump if needed to recut the last ones.</text:p>
      <text:p text:style-name="P4"><text:span text:style-name="T10">M</text:span>ake sure all edges are trimmed so they rise evenly (although I do ball up the scraps and stick <text:span text:style-name="T10">that</text:span> on the tray as well...)</text:p>
      <text:p text:style-name="P4"/>
      <text:p text:style-name="P10">Brush any leftover egg on top of the scones, then place on the baking tray. P<text:span text:style-name="T12">ut </text:span>them <text:span text:style-name="T12">in the oven, </text:span>t<text:span text:style-name="T12">urn </text:span>it<text:span text:style-name="T12"> down to 200</text:span>C<text:span text:style-name="T12"> and cook for about 20 min – </text:span>they <text:span text:style-name="T12">should brown and rise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3-12-30T22:41:17.329627182</dc:date>
    <meta:editing-duration>PT52M1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323" meta:character-count="1648" meta:non-whitespace-character-count="1348"/>
  </office:meta>
</office:document-meta>
</file>